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764in" svg:y="3.124in">
            <draw:object draw:notify-on-update-of-ranges="Sheet1.A1:Sheet1.A1 Sheet1.A2:Sheet1.A11 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quick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 office:value-type="float" office:value="3.70043971814" calcext:value-type="float">
            <text:p>3.70043971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80735492206" calcext:value-type="float">
            <text:p>3.8073549221</text:p>
          </table:table-cell>
          <table:table-cell office:value-type="float" office:value="3.70043971814" calcext:value-type="float">
            <text:p>3.7004397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.85798099513" calcext:value-type="float">
            <text:p>4.85798099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90689059561" calcext:value-type="float">
            <text:p>4.9068905956</text:p>
          </table:table-cell>
          <table:table-cell office:value-type="float" office:value="5.04439411936" calcext:value-type="float">
            <text:p>5.0443941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5.93073733756" calcext:value-type="float">
            <text:p>5.93073733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95419631039" calcext:value-type="float">
            <text:p>5.9541963104</text:p>
          </table:table-cell>
          <table:table-cell office:value-type="float" office:value="6.33985000288" calcext:value-type="float">
            <text:p>6.3398500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6.96578428466" calcext:value-type="float">
            <text:p>6.96578428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9772799235" calcext:value-type="float">
            <text:p>6.9772799235</text:p>
          </table:table-cell>
          <table:table-cell office:value-type="float" office:value="7.59245703727" calcext:value-type="float">
            <text:p>7.5924570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7.98299357469" calcext:value-type="float">
            <text:p>7.98299357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98868468677" calcext:value-type="float">
            <text:p>7.9886846868</text:p>
          </table:table-cell>
          <table:table-cell office:value-type="float" office:value="8.81057163474" calcext:value-type="float">
            <text:p>8.8105716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8.99152184608" calcext:value-type="float">
            <text:p>8.99152184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99435343686" calcext:value-type="float">
            <text:p>8.9943534369</text:p>
          </table:table-cell>
          <table:table-cell office:value-type="float" office:value="10.0014081944" calcext:value-type="float">
            <text:p>10.00140819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9.99576715088" calcext:value-type="float">
            <text:p>9.99576715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99717948094" calcext:value-type="float">
            <text:p>9.9971794809</text:p>
          </table:table-cell>
          <table:table-cell office:value-type="float" office:value="11.1705510353" calcext:value-type="float">
            <text:p>11.17055103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0.9978851278" calcext:value-type="float">
            <text:p>10.99788512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9985904297" calcext:value-type="float">
            <text:p>10.9985904297</text:p>
          </table:table-cell>
          <table:table-cell office:value-type="float" office:value="12.3222098437" calcext:value-type="float">
            <text:p>12.3222098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1.9989429514" calcext:value-type="float">
            <text:p>11.99894295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999295387" calcext:value-type="float">
            <text:p>11.999295387</text:p>
          </table:table-cell>
          <table:table-cell office:value-type="float" office:value="13.4595596931" calcext:value-type="float">
            <text:p>13.45955969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2.9994715725" calcext:value-type="float">
            <text:p>12.99947157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9996477365" calcext:value-type="float">
            <text:p>12.9996477365</text:p>
          </table:table-cell>
          <table:table-cell office:value-type="float" office:value="14.5850212029" calcext:value-type="float">
            <text:p>14.5850212029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37:15.731019937</meta:creation-date>
    <dc:date>2016-10-17T13:42:08.799044145</dc:date>
    <meta:editing-duration>P0D</meta:editing-duration>
    <meta:editing-cycles>1</meta:editing-cycles>
    <meta:document-statistic meta:table-count="1" meta:cell-count="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Mostly Sorted Swaps</text:p>
        </chart:title>
        <chart:legend chart:legend-position="end" svg:x="13.227cm" svg:y="2.707cm" style:legend-expansion="high" chart:style-name="ch3"/>
        <chart:plot-area chart:style-name="ch4" table:cell-range-address="Sheet1.A1:Sheet1.H11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series chart:style-name="ch11" chart:values-cell-range-address="Sheet1.F2:Sheet1.F11" chart:label-cell-address="Sheet1.F1:Sheet1.F1" chart:class="chart:line">
            <chart:data-point chart:repeated="10"/>
          </chart:series>
          <chart:series chart:style-name="ch12" chart:values-cell-range-address="Sheet1.G2:Sheet1.G11" chart:label-cell-address="Sheet1.G1:Sheet1.G1" chart:class="chart:line">
            <chart:data-point chart:repeated="10"/>
          </chart:series>
          <chart:series chart:style-name="ch13" chart:values-cell-range-address="Sheet1.H2:Sheet1.H11" chart:label-cell-address="Sheet1.H1:Sheet1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aker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  <table:table-cell office:value-type="string">
                <text:p>Quick</text:p>
                <draw:g>
                  <svg:desc>Sheet1.F1:Sheet1.F1</svg:desc>
                </draw:g>
              </table:table-cell>
              <table:table-cell office:value-type="string">
                <text:p>Mquick</text:p>
                <draw:g>
                  <svg:desc>Sheet1.G1:Sheet1.G1</svg:desc>
                </draw:g>
              </table:table-cell>
              <table:table-cell office:value-type="string">
                <text:p>Ha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2:Sheet1.A11</svg:desc>
                </draw:g>
              </table:table-cell>
              <table:table-cell office:value-type="float" office:value="3.70043971814">
                <text:p>3.70043971814</text:p>
                <draw:g>
                  <svg:desc>Sheet1.B2:Sheet1.B11</svg:desc>
                </draw:g>
              </table:table-cell>
              <table:table-cell office:value-type="float" office:value="3.70043971814">
                <text:p>3.70043971814</text:p>
                <draw:g>
                  <svg:desc>Sheet1.C2:Sheet1.C11</svg:desc>
                </draw:g>
              </table:table-cell>
              <table:table-cell office:value-type="float" office:value="3">
                <text:p>3</text:p>
                <draw:g>
                  <svg:desc>Sheet1.D2:Sheet1.D11</svg:desc>
                </draw:g>
              </table:table-cell>
              <table:table-cell office:value-type="float" office:value="3">
                <text:p>3</text:p>
                <draw:g>
                  <svg:desc>Sheet1.E2:Sheet1.E11</svg:desc>
                </draw:g>
              </table:table-cell>
              <table:table-cell office:value-type="float" office:value="3.80735492206">
                <text:p>3.80735492206</text:p>
                <draw:g>
                  <svg:desc>Sheet1.F2:Sheet1.F11</svg:desc>
                </draw:g>
              </table:table-cell>
              <table:table-cell office:value-type="float" office:value="3.70043971814">
                <text:p>3.70043971814</text:p>
                <draw:g>
                  <svg:desc>Sheet1.G2:Sheet1.G11</svg:desc>
                </draw:g>
              </table:table-cell>
              <table:table-cell office:value-type="float" office:value="3">
                <text:p>3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798099513">
                <text:p>4.85798099513</text:p>
              </table:table-cell>
              <table:table-cell office:value-type="float" office:value="4.85798099513">
                <text:p>4.857980995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0689059561">
                <text:p>4.90689059561</text:p>
              </table:table-cell>
              <table:table-cell office:value-type="float" office:value="5.04439411936">
                <text:p>5.0443941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073733756">
                <text:p>5.93073733756</text:p>
              </table:table-cell>
              <table:table-cell office:value-type="float" office:value="5.93073733756">
                <text:p>5.9307373375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95419631039">
                <text:p>5.95419631039</text:p>
              </table:table-cell>
              <table:table-cell office:value-type="float" office:value="6.33985000288">
                <text:p>6.33985000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6578428466">
                <text:p>6.96578428466</text:p>
              </table:table-cell>
              <table:table-cell office:value-type="float" office:value="6.96578428466">
                <text:p>6.965784284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9772799235">
                <text:p>6.9772799235</text:p>
              </table:table-cell>
              <table:table-cell office:value-type="float" office:value="7.59245703727">
                <text:p>7.59245703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8299357469">
                <text:p>7.98299357469</text:p>
              </table:table-cell>
              <table:table-cell office:value-type="float" office:value="7.98299357469">
                <text:p>7.9829935746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98868468677">
                <text:p>7.98868468677</text:p>
              </table:table-cell>
              <table:table-cell office:value-type="float" office:value="8.81057163474">
                <text:p>8.810571634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9152184608">
                <text:p>8.99152184608</text:p>
              </table:table-cell>
              <table:table-cell office:value-type="float" office:value="8.99152184608">
                <text:p>8.9915218460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99435343686">
                <text:p>8.99435343686</text:p>
              </table:table-cell>
              <table:table-cell office:value-type="float" office:value="10.0014081944">
                <text:p>10.0014081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9576715088">
                <text:p>9.99576715088</text:p>
              </table:table-cell>
              <table:table-cell office:value-type="float" office:value="9.99576715088">
                <text:p>9.995767150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99717948094">
                <text:p>9.99717948094</text:p>
              </table:table-cell>
              <table:table-cell office:value-type="float" office:value="11.1705510353">
                <text:p>11.17055103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78851278">
                <text:p>10.9978851278</text:p>
              </table:table-cell>
              <table:table-cell office:value-type="float" office:value="10.9978851278">
                <text:p>10.997885127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9985904297">
                <text:p>10.9985904297</text:p>
              </table:table-cell>
              <table:table-cell office:value-type="float" office:value="12.3222098437">
                <text:p>12.3222098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989429514">
                <text:p>11.9989429514</text:p>
              </table:table-cell>
              <table:table-cell office:value-type="float" office:value="11.9989429514">
                <text:p>11.99894295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999295387">
                <text:p>11.999295387</text:p>
              </table:table-cell>
              <table:table-cell office:value-type="float" office:value="13.4595596931">
                <text:p>13.4595596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994715725">
                <text:p>12.9994715725</text:p>
              </table:table-cell>
              <table:table-cell office:value-type="float" office:value="12.9994715725">
                <text:p>12.99947157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9996477365">
                <text:p>12.9996477365</text:p>
              </table:table-cell>
              <table:table-cell office:value-type="float" office:value="14.5850212029">
                <text:p>14.58502120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